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6pt" style:text-underline-style="solid" style:text-underline-width="auto" style:text-underline-color="font-color" fo:font-weight="bold" officeooo:rsid="0002ebfe" officeooo:paragraph-rsid="0002ebfe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ans" fo:font-size="16pt" style:text-underline-style="solid" style:text-underline-width="auto" style:text-underline-color="font-color" fo:font-weight="bold" officeooo:rsid="0002ebfe" officeooo:paragraph-rsid="0002ebfe" style:font-name-asian="Liberation Sans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Liberation Sans" fo:font-size="16pt" style:text-underline-style="none" fo:font-weight="normal" officeooo:rsid="0002ebfe" officeooo:paragraph-rsid="0002ebfe" style:font-size-asian="14pt" style:font-weight-asian="normal" style:font-size-complex="16pt" style:font-weight-complex="normal"/>
    </style:style>
    <style:style style:name="P4" style:family="paragraph" style:parent-style-name="Preformatted_20_Text">
      <style:text-properties style:font-name="Liberation Sans" fo:font-size="18pt" style:text-underline-style="none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a421" officeooo:paragraph-rsid="0002a421" style:font-name-asian="Liberation Sans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7" style:family="paragraph" style:parent-style-name="Preformatted_20_Text">
      <style:text-properties officeooo:paragraph-rsid="0004ae8e"/>
    </style:style>
    <style:style style:name="P8" style:family="paragraph" style:parent-style-name="Preformatted_20_Text">
      <style:text-properties fo:color="#000000" style:font-name="Liberation Sans" fo:font-size="18pt" style:text-underline-style="none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9" style:family="paragraph" style:parent-style-name="Preformatted_20_Text">
      <style:text-properties fo:color="#000000" style:font-name="Liberation Sans" fo:font-size="18pt" style:text-underline-style="none" fo:font-weight="bold" officeooo:rsid="00062764" officeooo:paragraph-rsid="00062764" style:font-name-asian="Liberation Sans" style:font-size-asian="18pt" style:font-weight-asian="bold" style:font-size-complex="18pt" style:font-weight-complex="bold"/>
    </style:style>
    <style:style style:name="P10" style:family="paragraph"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solid" draw:fill-color="#eeeeee"/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style:font-name="Noto Serif CJK SC" fo:font-size="18pt" fo:font-style="normal" fo:font-weight="bold" style:font-size-asian="18pt" style:font-style-asian="normal" style:font-weight-asian="bold"/>
    </style:style>
    <style:style style:name="T3" style:family="text">
      <style:text-properties fo:color="#c9211e" style:font-name="Noto Serif CJK SC" fo:font-size="18pt" fo:font-style="normal" fo:font-weight="bold" style:font-name-asian="Noto Serif CJK SC" style:font-size-asian="18pt" style:font-style-asian="normal" style:font-weight-asian="bold"/>
    </style:style>
    <style:style style:name="T4" style:family="text">
      <style:text-properties fo:color="#c9211e" style:font-name="Liberation Sans" fo:font-size="18pt" style:text-underline-style="none" fo:font-weight="bold" officeooo:rsid="0002ebfe" style:font-name-asian="Liberation Sans" style:font-size-asian="18pt" style:font-weight-asian="bold" style:font-size-complex="18pt" style:font-weight-complex="bold"/>
    </style:style>
    <style:style style:name="T5" style:family="text">
      <style:text-properties fo:color="#c9211e" style:font-name-asian="Noto Serif CJK SC"/>
    </style:style>
    <style:style style:name="T6" style:family="text">
      <style:text-properties fo:color="#c9211e" fo:font-size="16pt" fo:font-weight="normal" style:font-name-asian="Noto Serif CJK SC" style:font-size-asian="16pt" style:font-weight-asian="normal" style:font-size-complex="16pt" style:font-weight-complex="normal"/>
    </style:style>
    <style:style style:name="T7" style:family="text">
      <style:text-properties fo:color="#2a6099"/>
    </style:style>
    <style:style style:name="T8" style:family="text">
      <style:text-properties fo:color="#2a6099" style:font-name="Liberation Sans" fo:font-size="18pt" style:text-underline-style="none" fo:font-weight="bold" officeooo:rsid="0002ebfe" style:font-name-asian="Liberation Sans" style:font-size-asian="18pt" style:font-weight-asian="bold" style:font-size-complex="18pt" style:font-weight-complex="bold"/>
    </style:style>
    <style:style style:name="T9" style:family="text">
      <style:text-properties fo:color="#2a6099" style:font-name="Liberation Sans" fo:font-size="18pt" style:text-underline-style="none" fo:font-weight="bold" officeooo:rsid="0002ebfe" style:font-name-asian="Noto Serif CJK SC" style:font-size-asian="18pt" style:font-weight-asian="bold" style:font-size-complex="18pt" style:font-weight-complex="bold"/>
    </style:style>
    <style:style style:name="T10" style:family="text">
      <style:text-properties officeooo:rsid="0004ae8e"/>
    </style:style>
    <style:style style:name="T11" style:family="text">
      <style:text-properties style:font-name="Liberation Sans" fo:font-size="18pt" style:text-underline-style="none" fo:font-weight="bold" officeooo:rsid="0002ebfe" style:font-name-asian="Liberation Sans" style:font-size-asian="18pt" style:font-weight-asian="bold" style:font-size-complex="18pt" style:font-weight-complex="bold"/>
    </style:style>
    <style:style style:name="T12" style:family="text">
      <style:text-properties style:font-name="Liberation Sans" fo:font-size="18pt" style:text-underline-style="none" fo:font-weight="bold" officeooo:rsid="0002ebfe" style:font-name-asian="Noto Serif CJK SC" style:font-size-asian="18pt" style:font-weight-asian="bold" style:font-size-complex="18pt" style:font-weight-complex="bold"/>
    </style:style>
    <style:style style:name="T13" style:family="text">
      <style:text-properties style:font-name="Liberation Sans" fo:font-size="18pt" style:text-underline-style="none" fo:font-weight="bold" officeooo:rsid="00062764" style:font-name-asian="Noto Serif CJK SC" style:font-size-asian="18pt" style:font-weight-asian="bold" style:font-size-complex="18pt" style:font-weight-complex="bold"/>
    </style:style>
    <style:style style:name="T14" style:family="text">
      <style:text-properties style:font-name-asian="Noto Serif CJK SC"/>
    </style:style>
    <style:style style:name="T15" style:family="text">
      <style:text-properties fo:font-size="18.25pt" style:font-name-asian="Noto Serif CJK SC" style:font-size-asian="16pt" style:font-size-complex="18.25pt"/>
    </style:style>
    <style:style style:name="T16" style:family="text">
      <style:text-properties fo:font-size="16pt" style:font-name-asian="Noto Serif CJK SC" style:font-size-asian="16pt" style:font-size-complex="16pt"/>
    </style:style>
    <style:style style:name="T17" style:family="text">
      <style:text-properties fo:font-size="16pt" fo:font-weight="normal" style:font-name-asian="Noto Serif CJK SC" style:font-size-asian="16pt" style:font-weight-asian="normal" style:font-size-complex="16pt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fo:background-color="transparent"/>
    </style:style>
    <style:style style:name="T21" style:family="text">
      <style:text-properties fo:color="#000000" fo:font-style="italic" fo:font-weight="normal" fo:background-color="transparent" style:font-style-asian="italic" style:font-weight-asian="normal" style:font-style-complex="italic" style:font-weight-complex="normal"/>
    </style:style>
    <style:style style:name="T22" style:family="text">
      <style:text-properties fo:color="#2a6099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000000" fo:font-style="normal" fo:font-weight="bold" fo:background-color="transparent" style:font-style-asian="normal" style:font-weight-asian="bold" style:font-style-complex="normal" style:font-weight-complex="bold"/>
    </style:style>
    <style:style style:name="T24" style:family="text">
      <style:text-properties fo:color="#c9211e" fo:font-style="normal" fo:font-weight="bold" fo:background-color="transparent" style:font-style-asian="normal" style:font-weight-asian="bold" style:font-style-complex="normal" style:font-weight-complex="bold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Shape1_3" draw:style-name="gr1" draw:text-style-name="P11" svg:width="3.0925in" svg:height="10.4323in" svg:x="4.3874in" svg:y="-0.1417in"><draw:text-box><text:p text:style-name="P10">これ <text:span text:style-name="T18">: kore :</text:span></text:p><text:p text:style-name="P10"><text:span text:style-name="T19">Pour désigner un objet près </text:span><text:span text:style-name="T19">de soi.</text:span></text:p><text:p text:style-name="P10"><text:line-break/>それ <text:span text:style-name="T18">: sore : </text:span></text:p><text:p text:style-name="P10"><text:span text:style-name="T19">Pour désigner un object près </text:span><text:span text:style-name="T19">de la personne à qui on parle.</text:span></text:p><text:p text:style-name="P10"><text:line-break/>あれ<text:span text:style-name="T20"> </text:span><text:span text:style-name="T20">: are : </text:span></text:p><text:p text:style-name="P10"><text:span text:style-name="T21">Pour désigner un objet qui est </text:span><text:span text:style-name="T21">loin</text:span></text:p><text:p text:style-name="P10"><text:span text:style-name="T21"/></text:p><text:p text:style-name="P10"><text:span text:style-name="T22">鍵</text:span><text:span text:style-name="T23">: </text:span><text:span text:style-name="T23">かぎ </text:span><text:span text:style-name="T23">: </text:span><text:span text:style-name="T21">‘kagi’ = la clé</text:span></text:p><text:p text:style-name="P10"><text:span text:style-name="T21"/></text:p><text:p text:style-name="P10"><text:span text:style-name="T24">違</text:span><text:span text:style-name="T23">: </text:span><text:span text:style-name="T23">ちが</text:span><text:span text:style-name="T23">: </text:span><text:span text:style-name="T21">‘chiga’ = faux</text:span></text:p></draw:text-box></draw:frame>Leçon 2</text:p>
      <text:p text:style-name="P5"/>
      <text:p text:style-name="P6">1.</text:p>
      <text:p text:style-name="P2"/>
      <text:p text:style-name="P7"><text:span text:style-name="T11">a.<text:tab/></text:span><text:span text:style-name="T3">これ</text:span><text:span text:style-name="T12">は</text:span><text:span text:style-name="T9">鍵</text:span><text:span text:style-name="T12">です</text:span><text:span text:style-name="T13">か？</text:span></text:p>
      <text:p text:style-name="P4">b.<text:tab/><text:span text:style-name="T5">それ</text:span></text:p>
      <text:p text:style-name="P4">c.<text:tab/><text:span text:style-name="T5">あれ</text:span></text:p>
      <text:p text:style-name="P4"><text:span text:style-name="T5"/></text:p>
      <text:p text:style-name="P8"><text:span text:style-name="T14">はい、鍵です。</text:span></text:p>
      <text:p text:style-name="P9"><text:span text:style-name="T14"><text:tab/>　　　そうです。</text:span></text:p>
      <text:p text:style-name="P9"><text:span text:style-name="T14"/></text:p>
      <text:p text:style-name="P9"><text:span text:style-name="T14">いいえ、かぎではありません。</text:span></text:p>
      <text:p text:style-name="P9"><text:span text:style-name="T14"><text:tab/>　　　　</text:span><text:span text:style-name="T5">違</text:span><text:span text:style-name="T14">います。</text:span></text:p>
      <text:p text:style-name="P9"><text:span text:style-name="T14"><text:tab/><text:tab/>　　　　</text:span><text:span text:style-name="T6">chiga</text:span><text:span text:style-name="T17">i masu</text:span></text:p>
      <text:p text:style-name="P4"><text:span text:style-name="T5"/></text:p>
      <text:p text:style-name="P4"><text:span text:style-name="T5"/>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6T14:15:39.150901966</dc:date>
    <meta:editing-duration>PT15M46S</meta:editing-duration>
    <meta:editing-cycles>10</meta:editing-cycles>
    <meta:document-statistic meta:table-count="0" meta:image-count="0" meta:object-count="0" meta:page-count="1" meta:paragraph-count="10" meta:word-count="51" meta:character-count="87" meta:non-whitespace-character-count="67"/>
  </office:meta>
</office:document-meta>
</file>